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Consolas" svg:font-family="Consolas" style:font-family-generic="roman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b715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80ba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paragraph-rsid="00070126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paragraph-rsid="0008c880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paragraph-rsid="000b7156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08c880" officeooo:paragraph-rsid="0008c880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0b7156" officeooo:paragraph-rsid="000b7156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0b7156" officeooo:paragraph-rsid="001239a7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0b7156" officeooo:paragraph-rsid="00141587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0c80ba" officeooo:paragraph-rsid="000c80ba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0d9f90" officeooo:paragraph-rsid="000d9f90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0f6576" officeooo:paragraph-rsid="000f6576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1088df" officeooo:paragraph-rsid="001088df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text-underline-style="none" officeooo:rsid="001239a7" officeooo:paragraph-rsid="001239a7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08c880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rsid="0008c880" officeooo:paragraph-rsid="0008c880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rsid="0009b6b3" officeooo:paragraph-rsid="0009b6b3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0c80ba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font-style="italic" style:text-underline-style="none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font-style="italic" style:text-underline-style="none" officeooo:paragraph-rsid="00070126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font-style="italic" style:text-underline-style="none" officeooo:rsid="00070126" officeooo:paragraph-rsid="00070126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font-style="italic" style:text-underline-style="none" officeooo:rsid="000c80ba" officeooo:paragraph-rsid="000d9f90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font-style="italic" style:text-underline-style="none" officeooo:rsid="000d9f90" officeooo:paragraph-rsid="000d9f90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fo:font-style="italic" style:text-underline-style="solid" style:text-underline-width="auto" style:text-underline-color="font-color" officeooo:rsid="00070126" officeooo:paragraph-rsid="00070126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2pt" fo:font-style="italic" style:text-underline-style="solid" style:text-underline-width="auto" style:text-underline-color="font-color" fo:font-weight="bold" officeooo:paragraph-rsid="00070126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2pt" fo:font-style="italic" style:text-underline-style="solid" style:text-underline-width="auto" style:text-underline-color="font-color" fo:font-weight="bold" officeooo:rsid="000b7156" officeooo:paragraph-rsid="00112daf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3pt" fo:font-style="normal" style:text-underline-style="solid" style:text-underline-width="auto" style:text-underline-color="font-color" fo:font-weight="bold" officeooo:paragraph-rsid="00070126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3pt" fo:font-style="normal" style:text-underline-style="solid" style:text-underline-width="auto" style:text-underline-color="font-color" fo:font-weight="bold" officeooo:paragraph-rsid="00112daf" style:font-size-asian="13pt" style:font-style-asian="normal" style:font-weight-asian="bold" style:font-size-complex="13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3pt" style:text-underline-style="solid" style:text-underline-width="auto" style:text-underline-color="font-color" fo:font-weight="bold" officeooo:rsid="000b7156" officeooo:paragraph-rsid="000b7156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3pt" style:text-underline-style="solid" style:text-underline-width="auto" style:text-underline-color="font-color" fo:font-weight="bold" officeooo:rsid="001088df" officeooo:paragraph-rsid="001088df" style:font-size-asian="13pt" style:font-weight-asian="bold" style:font-size-complex="13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3pt" style:text-underline-style="solid" style:text-underline-width="auto" style:text-underline-color="font-color" officeooo:paragraph-rsid="001088df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000000" style:font-name="Consolas" fo:font-size="10pt" style:text-underline-style="none" officeooo:rsid="000f6576" style:font-size-asian="10pt" style:font-size-complex="10pt"/>
    </style:style>
    <style:style style:name="T3" style:family="text">
      <style:text-properties fo:color="#000000" style:font-name="Consolas" fo:font-size="10pt" style:text-underline-style="none" officeooo:rsid="000b7156" style:font-size-asian="10pt" style:font-size-complex="10pt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officeooo:rsid="000c80ba" style:font-size-asian="10pt"/>
    </style:style>
    <style:style style:name="T6" style:family="text">
      <style:text-properties fo:color="#000000" style:font-name="Consolas" fo:font-size="10pt" officeooo:rsid="000f6576" style:font-size-asian="10pt"/>
    </style:style>
    <style:style style:name="T7" style:family="text">
      <style:text-properties fo:color="#000000" style:font-name="Consolas" fo:font-size="10pt" fo:font-style="italic" style:font-size-asian="10pt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style:text-underline-style="none" officeooo:rsid="0008c880"/>
    </style:style>
    <style:style style:name="T10" style:family="text">
      <style:text-properties style:text-underline-style="none" officeooo:rsid="000c80ba" style:font-size-complex="10pt"/>
    </style:style>
    <style:style style:name="T11" style:family="text">
      <style:text-properties officeooo:rsid="00070126"/>
    </style:style>
    <style:style style:name="T12" style:family="text">
      <style:text-properties officeooo:rsid="0008c880"/>
    </style:style>
    <style:style style:name="T13" style:family="text">
      <style:text-properties officeooo:rsid="000c80ba"/>
    </style:style>
    <style:style style:name="T14" style:family="text">
      <style:text-properties fo:color="#0000c0" style:font-name="Consolas" fo:font-size="10pt" style:font-size-asian="10pt"/>
    </style:style>
    <style:style style:name="T15" style:family="text">
      <style:text-properties fo:color="#7f0055" style:font-name="Consolas" fo:font-size="10pt" fo:font-weight="bold" style:font-size-asian="10pt" style:font-weight-asian="bold"/>
    </style:style>
    <style:style style:name="T16" style:family="text">
      <style:text-properties fo:color="#7f0055" style:font-name="Consolas" fo:font-size="10pt" fo:font-weight="bold" officeooo:rsid="000c80ba" style:font-size-asian="10pt" style:font-weight-asian="bold"/>
    </style:style>
    <style:style style:name="T17" style:family="text">
      <style:text-properties fo:color="#7f0055" style:font-name="Consolas" fo:font-size="10pt" fo:font-weight="bold" officeooo:rsid="000f6576" style:font-size-asian="10pt" style:font-weight-asian="bold"/>
    </style:style>
    <style:style style:name="T18" style:family="text">
      <style:text-properties officeooo:rsid="000d9f90"/>
    </style:style>
    <style:style style:name="T19" style:family="text">
      <style:text-properties fo:font-weight="bold" officeooo:rsid="001088df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70126" style:font-style-asian="italic" style:font-style-complex="italic"/>
    </style:style>
    <style:style style:name="T22" style:family="text">
      <style:text-properties officeooo:rsid="00183b97"/>
    </style:style>
    <style:style style:name="T23" style:family="text">
      <style:text-properties officeooo:rsid="0018d8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Julien</text:span> <text:span text:style-name="T1">Rousé</text:span></text:p>
      <text:p text:style-name="P4"><text:span text:style-name="T1">Christopher</text:span> <text:span text:style-name="T1">Deshaies</text:span></text:p>
      <text:p text:style-name="P4"/>
      <text:p text:style-name="P4"><text:span text:style-name="T1">Rendu</text:span> <text:span text:style-name="T1">tp</text:span> ACT</text:p>
      <text:p text:style-name="P4"/>
      <text:p text:style-name="P4"/>
      <text:p text:style-name="P8">Q1: </text:p>
      <text:p text:style-name="P8"/>
      <text:p text:style-name="P8">La première proposition n'est pas bonne, mur qui penche.</text:p>
      <text:p text:style-name="P8"/>
      <text:p text:style-name="P8">La seconde est ok.</text:p>
      <text:p text:style-name="P8"/>
      <text:p text:style-name="P17"><text:span text:style-name="T9">La troisième est bonne si on dessine, mais on a une coordonnée inutilisée,</text:span></text:p>
      <text:p text:style-name="P18">(4,7) et (6,7) suffisent pour tracer le segment, mais on a la coordonnée (5,7).</text:p>
      <text:p text:style-name="P18"/>
      <text:p text:style-name="P18">La quatrième n'est pas bonne, problème de ligne qui monte et qui descend sur la même abscisse.</text:p>
      <text:p text:style-name="P17"/>
      <text:p text:style-name="P18">Q2:</text:p>
      <text:p text:style-name="P18"/>
      <text:p text:style-name="P18">Il faut que les coordonnées qui se suivent partagent tour a tour une abscisse ou une ordonnée commune, pour éviter les murs/toits qui ne sont plus parallèle a l'axe des abscisse/ordonnée.</text:p>
      <text:p text:style-name="P18"/>
      <text:p text:style-name="P18">Si possible éviter les redondances</text:p>
      <text:p text:style-name="P18"/>
      <text:p text:style-name="P19">Q3: </text:p>
      <text:p text:style-name="P19">(1,0) (1,1) (5,1) (5,13) (9,13) (9,20) (12,20) (12,27) (16,27) (16,3) (19,3) (19,0)</text:p>
      <text:p text:style-name="P19">(22,0) (22,3) (25,3) (25,0)</text:p>
      <text:p text:style-name="P19"><text:tab/></text:p>
      <text:p text:style-name="P17"><text:span text:style-name="T9"/></text:p>
      <text:p text:style-name="P4">Q4:</text:p>
      <text:p text:style-name="P4"/>
      <text:p text:style-name="P4">Construction <text:span text:style-name="T1">de</text:span> <text:span text:style-name="T1">la</text:span> "<text:span text:style-name="T1">ville</text:span>", on <text:span text:style-name="T1">ajoute</text:span> <text:span text:style-name="T1">les</text:span> <text:span text:style-name="T1">bâtiments</text:span> <text:span text:style-name="T1">un</text:span> a <text:span text:style-name="T1">un</text:span> <text:span text:style-name="T1">dans</text:span> <text:span text:style-name="T1">le</text:span> tableau <text:span text:style-name="T1">de</text:span> <text:span text:style-name="T11">booléen.</text:span></text:p>
      <text:p text:style-name="P4"/>
      <text:p text:style-name="P4">On suppose <text:span text:style-name="T1">que</text:span> <text:span text:style-name="T1">si</text:span> b <text:span text:style-name="T1">est</text:span> <text:span text:style-name="T1">un</text:span> <text:span text:style-name="T1">pointeur</text:span> <text:span text:style-name="T1">vers</text:span> <text:span text:style-name="T1">un</text:span> <text:span text:style-name="T1">bâtiment</text:span>, </text:p>
      <text:p text:style-name="P4">b.g, b.h <text:span text:style-name="T1">et</text:span> b.d <text:span text:style-name="T1">sont</text:span> <text:span text:style-name="T1">des</text:span> <text:span text:style-name="T1">accesseurs</text:span> <text:span text:style-name="T1">respectivement</text:span> à</text:p>
      <text:p text:style-name="P4"><text:span text:style-name="T1">la</text:span> <text:span text:style-name="T1">coordonnée</text:span> <text:span text:style-name="T1">la</text:span> plus a <text:span text:style-name="T1">gauche</text:span>, <text:span text:style-name="T1">la</text:span> <text:span text:style-name="T1">hauteur</text:span> <text:span text:style-name="T1">et</text:span> <text:span text:style-name="T1">la</text:span> <text:span text:style-name="T1">coordonnée</text:span> <text:span text:style-name="T1">la</text:span> plus a <text:span text:style-name="T1">droite</text:span> <text:span text:style-name="T1">du</text:span> <text:span text:style-name="T1">bâtiment</text:span> b.</text:p>
      <text:p text:style-name="P4"/>
      <text:p text:style-name="P4">On suppose <text:span text:style-name="T1">aussi</text:span> <text:span text:style-name="T1">que</text:span> <text:span text:style-name="T1">les</text:span> <text:span text:style-name="T1">bâtiments</text:span> <text:span text:style-name="T1">sont</text:span> <text:span text:style-name="T1">dans</text:span> <text:span text:style-name="T1">une</text:span> <text:span text:style-name="T1">liste</text:span> <text:span text:style-name="T1">nommé</text:span> listeBatiment <text:span text:style-name="T1">qui</text:span> <text:span text:style-name="T1">est</text:span> <text:span text:style-name="T1">passé</text:span> <text:span text:style-name="T1">en</text:span> <text:span text:style-name="T1">paramètre</text:span></text:p>
      <text:p text:style-name="P4"><text:span text:style-name="T1">et</text:span> on à <text:span text:style-name="T1">hauteur</text:span> <text:span text:style-name="T1">et</text:span> <text:span text:style-name="T1">largeur</text:span> <text:span text:style-name="T1">qui</text:span> <text:span text:style-name="T1">seront</text:span> <text:span text:style-name="T1">les</text:span> <text:span text:style-name="T1">limites</text:span> <text:span text:style-name="T1">du</text:span> tableau <text:span text:style-name="T1">de</text:span> <text:span text:style-name="T1">booléen</text:span> à <text:span text:style-name="T1">remplir</text:span>, <text:span text:style-name="T1">eux</text:span> <text:span text:style-name="T1">aussi</text:span> <text:span text:style-name="T1">passés</text:span> <text:span text:style-name="T1">en</text:span> <text:span text:style-name="T1">paramètre</text:span>.</text:p>
      <text:p text:style-name="P4"/>
      <text:p text:style-name="P4">naif_skyline(listeBatiment, <text:span text:style-name="T1">hauteur</text:span>, <text:span text:style-name="T1">largeur</text:span> ):</text:p>
      <text:p text:style-name="P5"><text:tab/>listeBatimentTmp = copy(listeBatiment) </text:p>
      <text:p text:style-name="P5"><text:tab/><text:span text:style-name="T20">/* </text:span><text:span text:style-name="T21">O</text:span><text:span text:style-name="T20">n </text:span><text:span text:style-name="T8">copie</text:span><text:span text:style-name="T20"> </text:span><text:span text:style-name="T8">la</text:span><text:span text:style-name="T20"> </text:span><text:span text:style-name="T8">liste</text:span><text:span text:style-name="T20"> car on </text:span><text:span text:style-name="T8">va</text:span><text:span text:style-name="T20"> </text:span><text:span text:style-name="T8">utiliser</text:span><text:span text:style-name="T20"> </text:span><text:span text:style-name="T8">des</text:span><text:span text:style-name="T20"> </text:span><text:span text:style-name="T21">opérations</text:span><text:span text:style-name="T20"> </text:span><text:span text:style-name="T8">destructrices</text:span><text:span text:style-name="T20">, </text:span></text:p>
      <text:p text:style-name="P22"><text:tab/> <text:s/>O(n) <text:span text:style-name="T1">avec</text:span> n <text:span text:style-name="T1">le</text:span> <text:span text:style-name="T1">nombre</text:span> <text:span text:style-name="T1">de</text:span> <text:span text:style-name="T1">bâtiment */</text:span></text:p>
      <text:p text:style-name="P21"><text:tab/></text:p>
      <text:p text:style-name="P21"><text:tab/>/* 1ere <text:span text:style-name="T1">étape</text:span>: <text:span text:style-name="T1">Initialisation</text:span> <text:span text:style-name="T1">et</text:span> <text:span text:style-name="T1">remplissage</text:span> <text:span text:style-name="T1">du</text:span> tableau <text:span text:style-name="T1">de</text:span> <text:span text:style-name="T1">booléen</text:span>. */</text:p>
      <text:p text:style-name="P4"><text:tab/></text:p>
      <text:p text:style-name="P5"><text:tab/><text:span text:style-name="T1">fenetre</text:span>[<text:span text:style-name="T1">hauteur</text:span>][<text:span text:style-name="T1">largeur</text:span>] = false <text:s/></text:p>
      <text:p text:style-name="P5"><text:tab/><text:span text:style-name="T20">/* On </text:span><text:span text:style-name="T8">initialise</text:span><text:span text:style-name="T20"> toutes les cases d</text:span><text:span text:style-name="T21">u </text:span><text:span text:style-name="T20">tableau avec la valeur </text:span><text:span text:style-name="T21">faux, </text:span></text:p>
      <text:p text:style-name="P22"><text:span text:style-name="T11"><text:s text:c="9"/></text:span>cela coûte O(hauteur*largeur). <text:span text:style-name="T11">O</text:span>n considère que hauteur et largeur </text:p>
      <text:p text:style-name="P22"><text:s text:c="9"/>sont des valeurs suffisantes pour contenir tous les bâtiments de </text:p>
      <text:p text:style-name="P22"><text:s text:c="9"/>la liste. */</text:p>
      <text:p text:style-name="P4"><text:tab/></text:p>
      <text:p text:style-name="P4"><text:tab/>tant que !listeBatimentTmp.vide() : <text:s/></text:p>
      <text:p text:style-name="P5"><text:tab/><text:tab/>b = listeBatimentTmp.pop() </text:p>
      <text:p text:style-name="P5"><text:tab/><text:tab/></text:p>
      <text:p text:style-name="P4"><text:tab/><text:tab/></text:p>
      <text:p text:style-name="P5"><text:soft-page-break/><text:tab/><text:tab/>pour i de 0 a b.h-1: <text:s text:c="11"/></text:p>
      <text:p text:style-name="P4"><text:tab/><text:tab/><text:tab/>pour j de b.g a b.d-1: <text:s text:c="5"/></text:p>
      <text:p text:style-name="P5"><text:tab/><text:tab/><text:tab/><text:tab/>fenetre[i][j] = true <text:s text:c="2"/></text:p>
      <text:p text:style-name="P5"><text:tab/><text:span text:style-name="T11">fin tant que</text:span> </text:p>
      <text:p text:style-name="P22">/<text:span text:style-name="T11">*pop() :</text:span>on sort le premier <text:span text:style-name="T11">élément</text:span> de la liste -<text:span text:style-name="T11">&gt;</text:span> O(1) </text:p>
      <text:p text:style-name="P22"><text:s/><text:span text:style-name="T11">On répète l’opération N fois (pour les N bâtiments de la liste). </text:span></text:p>
      <text:p text:style-name="P22"/>
      <text:p text:style-name="P26">Première boucle :</text:p>
      <text:p text:style-name="P22"><text:span text:style-name="T11">O</text:span>n parcours toute la hauteur du <text:span text:style-name="T11">bâtiment</text:span>, ds le pire des cas, ce sera la <text:s text:c="2"/><text:tab/><text:tab/> <text:s/>hauteur de la <text:span text:style-name="T11">fenêtre</text:span> donc O(hauteur)</text:p>
      <text:p text:style-name="P26">Deuxième boucle</text:p>
      <text:p text:style-name="P22"><text:span text:style-name="T11">O</text:span>n parcours toute la largeur du <text:span text:style-name="T11">bâtiment</text:span>, ds le pire des cas, ce sera la largeur de la <text:span text:style-name="T11">fenêtre</text:span> donc O(largeur)</text:p>
      <text:p text:style-name="P22"/>
      <text:p text:style-name="P23"/>
      <text:p text:style-name="P22"><text:span text:style-name="T11">Accès au tableau est en O(1)</text:span>, <text:span text:style-name="T11">on </text:span>a donc O(N*hauteur*largeur) pour le remplissage du tableau. */</text:p>
      <text:p text:style-name="P4"><text:tab/><text:tab/><text:tab/><text:tab/><text:tab/><text:tab/><text:tab/><text:tab/><text:tab/><text:tab/></text:p>
      <text:p text:style-name="P21"/>
      <text:p text:style-name="P21"><text:tab/>/* 2eme étape: Construction de la ligne de toit */</text:p>
      <text:p text:style-name="P4"><text:tab/></text:p>
      <text:p text:style-name="P5"><text:tab/>direction = DROITE <text:span text:style-name="T20">/*on va utiliser un flag pour savoir si on cherche </text:span></text:p>
      <text:p text:style-name="P22"><text:tab/><text:tab/><text:tab/><text:tab/>vers la droite ou vers le haut/bas. */</text:p>
      <text:p text:style-name="P5"><text:tab/>coordonne_tmp = premierBatiment(listeBatiment) </text:p>
      <text:p text:style-name="P5"><text:tab/><text:span text:style-name="T20">/*on </text:span><text:span text:style-name="T21">considère</text:span><text:span text:style-name="T20"> qu'on peut chercher en O(largeur) la </text:span><text:span text:style-name="T21">première</text:span><text:span text:style-name="T20"> coordonnée (cad <text:tab/><text:tab/>celle le plus a droite et arrivant a hauteur 0)*/</text:span></text:p>
      <text:p text:style-name="P5"><text:tab/>coordonne_last= dernier_batiment(listeBatiment) </text:p>
      <text:p text:style-name="P5"><text:tab/><text:span text:style-name="T20">/*on considere qu'on peut chercher en O(largeur) la derniere coordonnée (cad <text:tab/>celle le plus a droite et arrivant a hauteur 0)*/</text:span></text:p>
      <text:p text:style-name="P21"><text:tab/>skyline = {} //liste vide</text:p>
      <text:p text:style-name="P4"><text:tab/></text:p>
      <text:p text:style-name="P4"><text:tab/>tant que (coordonne_tmp != coordonne_last) </text:p>
      <text:p text:style-name="P4"><text:tab/><text:tab/>si direction==DROITE</text:p>
      <text:p text:style-name="P4"><text:tab/><text:tab/><text:tab/>si allerHautPredicat(coordonne_tmp, fenetre)</text:p>
      <text:p text:style-name="P4"><text:tab/><text:tab/><text:tab/><text:tab/>skyline.add(coordonne_tmp)</text:p>
      <text:p text:style-name="P4"><text:tab/><text:tab/><text:tab/><text:tab/>coordonne_tmp = monte(coordonne_tmp) </text:p>
      <text:p text:style-name="P4"><text:tab/><text:tab/><text:tab/><text:tab/>direction=HAUT</text:p>
      <text:p text:style-name="P4"><text:tab/><text:tab/><text:tab/>sinon si allerDroitePredicat(coordonne_tmp, fenetre)</text:p>
      <text:p text:style-name="P4"><text:tab/><text:tab/><text:tab/><text:tab/>coordonne_tmp = droite(coordonne_tmp)</text:p>
      <text:p text:style-name="P4"><text:tab/><text:tab/><text:tab/>sinon </text:p>
      <text:p text:style-name="P4"><text:tab/><text:tab/><text:tab/><text:tab/>skyline.add(coordonne_tmp)</text:p>
      <text:p text:style-name="P4"><text:tab/><text:tab/><text:tab/><text:tab/>coordonne_tmp = descend(coordonne_tmp)</text:p>
      <text:p text:style-name="P4"><text:tab/><text:tab/><text:tab/><text:tab/>direction = BAS</text:p>
      <text:p text:style-name="P4"><text:tab/><text:tab/></text:p>
      <text:p text:style-name="P4"><text:tab/><text:tab/>si direction==HAUT</text:p>
      <text:p text:style-name="P4"><text:tab/><text:tab/><text:tab/>si allerHautPredicat(coordonne_tmp, fenetre)</text:p>
      <text:p text:style-name="P4"><text:tab/><text:tab/><text:tab/><text:tab/>coordonne_tmp = monte(coordonne_tmp)</text:p>
      <text:p text:style-name="P4"><text:tab/><text:tab/><text:tab/>sinon </text:p>
      <text:p text:style-name="P4"><text:tab/><text:tab/><text:tab/><text:tab/>skyline.add(coordonne_tmp)</text:p>
      <text:p text:style-name="P4"><text:tab/><text:tab/><text:tab/><text:tab/>coordonne_tmp = droite(coordonne_tmp)</text:p>
      <text:p text:style-name="P4"><text:tab/><text:tab/><text:tab/><text:tab/>direction = DROITE</text:p>
      <text:p text:style-name="P4"><text:tab/><text:tab/><text:tab/></text:p>
      <text:p text:style-name="P4"><text:tab/><text:tab/>si direction==BAS</text:p>
      <text:p text:style-name="P4"><text:tab/><text:tab/><text:tab/>si allerDroitePredicat(coordonne_tmp, fenetre)</text:p>
      <text:p text:style-name="P4"><text:tab/><text:tab/><text:tab/><text:tab/>skyline.add(coordonne_tmp)</text:p>
      <text:p text:style-name="P4"><text:tab/><text:tab/><text:tab/><text:tab/>coordonne_tmp = droite(coordonne_tmp)</text:p>
      <text:p text:style-name="P4"><text:tab/><text:tab/><text:tab/><text:tab/>direction = DROITE</text:p>
      <text:p text:style-name="P4"><text:tab/><text:tab/><text:tab/>sinon</text:p>
      <text:p text:style-name="P4"><text:tab/><text:tab/><text:tab/><text:tab/>coordonne_tmp = bas(coordonne_tmp)</text:p>
      <text:p text:style-name="P4"><text:tab/>fin tant que</text:p>
      <text:p text:style-name="P5"><text:tab/>return skyline<text:tab/></text:p>
      <text:p text:style-name="P4"><text:tab/></text:p>
      <text:p text:style-name="P4"><text:soft-page-break/><text:tab/>on a ici des predicats qui nous indiquent si on peut aller ds une directions. <text:tab/>Ils pourraient s'écrire</text:p>
      <text:p text:style-name="P4"><text:tab/><text:tab/>allerHautPredicat (coord, tab)</text:p>
      <text:p text:style-name="P4"><text:tab/><text:tab/><text:tab/>return tab[coord.x][coord.y+1]</text:p>
      <text:p text:style-name="P4"><text:tab/>Ils sont donc en complexité O(1).</text:p>
      <text:p text:style-name="P4"><text:tab/><text:tab/></text:p>
      <text:p text:style-name="P4"><text:tab/>Et nous avons également les fonctions descend(), monte(), droite(), qui <text:tab/><text:tab/>pourraient s'écrire:</text:p>
      <text:p text:style-name="P4"><text:tab/><text:tab/>monte (coord)</text:p>
      <text:p text:style-name="P4"><text:tab/><text:tab/><text:tab/>coord.y++</text:p>
      <text:p text:style-name="P4"><text:tab/><text:tab/><text:tab/>return coord</text:p>
      <text:p text:style-name="P4"><text:tab/>Complexité O(1) également.</text:p>
      <text:p text:style-name="P4"><text:tab/><text:tab/></text:p>
      <text:p text:style-name="P4"><text:tab/>Toutes nos opérations sont en temps constants. Reste à savoir combien de <text:tab/><text:tab/>tour de boucle nous faisons.</text:p>
      <text:p text:style-name="P4"><text:tab/>Nous parcourons case par case la skyline dans le tableau contenant les bits.</text:p>
      <text:p text:style-name="P4"><text:tab/>Le pire des cas est donc de parcourir toutes les cases. Complexité =&gt; O(largeur * <text:tab/>hauteur) */</text:p>
      <text:p text:style-name="P29"><text:span text:style-name="T12">Q4 RESUME</text:span></text:p>
      <text:p text:style-name="P27"><text:span text:style-name="T11">Une construction en O(N*largeur*hauteur) et une recherche de la skyline en (largeur*hauteur), cet algorithme est donc en O(N*largeur*hauteur).</text:span></text:p>
      <text:p text:style-name="P6"><text:tab/><text:tab/></text:p>
      <text:p text:style-name="P6"/>
      <text:p text:style-name="P7"><text:span text:style-name="T12">Q5</text:span><text:tab/></text:p>
      <text:p text:style-name="P7"/>
      <text:p text:style-name="P7"/>
      <text:p text:style-name="P9">/*Insertion d'un bâtiment dans une ligne de toit :</text:p>
      <text:p text:style-name="P9"/>
      <text:p text:style-name="P11">Il y 4 points pour chaque <text:span text:style-name="T13">bâtiment</text:span> à tester, m <text:span text:style-name="T13">bâtiments</text:span>, et il y a n point dans la ligne de toit.</text:p>
      <text:p text:style-name="P9"/>
      <text:p text:style-name="P16">insertion(skyline, bâtiment)</text:p>
      <text:p text:style-name="P16"><text:tab/>TODO_CODE_INSERTION_ICI</text:p>
      <text:p text:style-name="P9"/>
      <text:p text:style-name="P10">Insertion est donc O(n)</text:p>
      <text:p text:style-name="P9"/>
      <text:p text:style-name="P16">Et l'algorithme global donne</text:p>
      <text:p text:style-name="P16"/>
      <text:p text:style-name="P16">skyline(listeBatiment)</text:p>
      <text:p text:style-name="P16"><text:tab/></text:p>
      <text:p text:style-name="P16"><text:tab/>res = listeBatiment.pop().skyline() </text:p>
      <text:p text:style-name="P16"><text:tab/><text:span text:style-name="T20">/*on transforme le premier bâtiment en skyline, O(1) */</text:span></text:p>
      <text:p text:style-name="P16"/>
      <text:p text:style-name="P16"><text:tab/>pour tout bâtiment b dans listeBatiment</text:p>
      <text:p text:style-name="P16"><text:tab/><text:tab/>res = insertion(res, b)</text:p>
      <text:p text:style-name="P9"><text:tab/><text:span text:style-name="T22">return res</text:span></text:p>
      <text:p text:style-name="P9"><text:tab/></text:p>
      <text:p text:style-name="P9"><text:span text:style-name="T23">I</text:span>l y a m bâtiments donc O(m*n) pour l'algorithme global.*/</text:p>
      <text:p text:style-name="P9"/>
      <text:p text:style-name="P9"/>
      <text:p text:style-name="P30"><text:span text:style-name="T12">Q5 RESUME</text:span></text:p>
      <text:p text:style-name="P28"><text:span text:style-name="T11">Une construction en O(n) et une recherche de la skyline en (m*n), cet algorithme est donc en O(m*n).</text:span></text:p>
      <text:p text:style-name="P9"/>
      <text:p text:style-name="P9">Q6</text:p>
      <text:p text:style-name="P9"/>
      <text:p text:style-name="P9"/>
      <text:p text:style-name="P12">Fusion :</text:p>
      <text:p text:style-name="P12"/>
      <text:p text:style-name="P12">fusion(skyline1, skyline2)</text:p>
      <text:p text:style-name="P12"><text:soft-page-break/><text:tab/></text:p>
      <text:p text:style-name="P12"><text:tab/>res = {}<text:tab/></text:p>
      <text:p text:style-name="P12"/>
      <text:p text:style-name="P12"><text:tab/>height1 = 0</text:p>
      <text:p text:style-name="P12"><text:tab/>height2 = 0</text:p>
      <text:p text:style-name="P12"/>
      <text:p text:style-name="P12"><text:tab/>indice1 = 0</text:p>
      <text:p text:style-name="P12"><text:tab/>indice2 = 0</text:p>
      <text:p text:style-name="P12"><text:tab/></text:p>
      <text:p text:style-name="P12"><text:tab/>axis_tmp =-1</text:p>
      <text:p text:style-name="P12"><text:tab/></text:p>
      <text:p text:style-name="P12"><text:tab/>tant que indice1&lt;size(skyline1) &amp;&amp; indice2&lt;size(skyline2)</text:p>
      <text:p text:style-name="P20"><text:span text:style-name="T10"><text:tab/><text:tab/>si skyline1.get(indice1)&lt;skyline2.get(indice2)</text:span></text:p>
      <text:p text:style-name="P1"><text:span text:style-name="T4"><text:tab/><text:tab/><text:tab/>axis_tmp = l1.get(indice1).</text:span><text:span text:style-name="T14">x</text:span></text:p>
      <text:p text:style-name="P1"><text:span text:style-name="T4"><text:tab/><text:tab/><text:tab/>height1 = l1.get(indice1).</text:span><text:span text:style-name="T14">y</text:span></text:p>
      <text:p text:style-name="P1"><text:span text:style-name="T4"><text:tab/><text:tab/><text:tab/>indice1++</text:span></text:p>
      <text:p text:style-name="P1"><text:span text:style-name="T4"><text:tab/><text:tab/><text:tab/></text:span></text:p>
      <text:p text:style-name="P1"><text:span text:style-name="T4"><text:tab/><text:tab/></text:span><text:span text:style-name="T5">sinon si</text:span><text:span text:style-name="T4"> l1.get(indice1).</text:span><text:span text:style-name="T14">x</text:span><text:span text:style-name="T4">&gt;=l2.get(indice2).</text:span><text:span text:style-name="T14">x</text:span><text:span text:style-name="T4">)</text:span></text:p>
      <text:p text:style-name="P1"><text:span text:style-name="T4"><text:tab/><text:tab/><text:tab/>axis_tmp = l2.get(indice2).</text:span><text:span text:style-name="T14">x</text:span></text:p>
      <text:p text:style-name="P1"><text:span text:style-name="T4"><text:tab/><text:tab/><text:tab/>height2 = l2.get(indice2).</text:span><text:span text:style-name="T14">y</text:span></text:p>
      <text:p text:style-name="P1"><text:span text:style-name="T4"><text:tab/><text:tab/><text:tab/>indice_l2+</text:span></text:p>
      <text:p text:style-name="P1"><text:span text:style-name="T4"/></text:p>
      <text:p text:style-name="P3"><text:span text:style-name="T4"><text:tab/><text:tab/>res.add(axis_tmp,</text:span><text:span text:style-name="T7">max</text:span><text:span text:style-name="T4">(height1,height2)</text:span><text:span text:style-name="T5">)</text:span></text:p>
      <text:p text:style-name="P1"><text:span text:style-name="T4"><text:tab/><text:tab/></text:span></text:p>
      <text:p text:style-name="P1"><text:span text:style-name="T4"><text:tab/><text:tab/></text:span><text:span text:style-name="T16">pour </text:span><text:span text:style-name="T4">i </text:span><text:span text:style-name="T5">de </text:span><text:span text:style-name="T4">indice1 </text:span><text:span text:style-name="T5">a </text:span><text:span text:style-name="T4">l1.size()-</text:span><text:span text:style-name="T5">1</text:span></text:p>
      <text:p text:style-name="P1"><text:span text:style-name="T4"><text:tab/><text:tab/><text:tab/>res.add(l1.get(i));</text:span></text:p>
      <text:p text:style-name="P1"><text:span text:style-name="T4"><text:tab/><text:tab/></text:span><text:span text:style-name="T5">pour </text:span><text:span text:style-name="T4">i </text:span><text:span text:style-name="T5">de </text:span><text:span text:style-name="T4">indice2</text:span><text:span text:style-name="T5"> a </text:span><text:span text:style-name="T4">l2.size()-</text:span><text:span text:style-name="T5">1</text:span></text:p>
      <text:p text:style-name="P1"><text:span text:style-name="T4"><text:tab/><text:tab/><text:tab/>res.add(l2.get(i))</text:span></text:p>
      <text:p text:style-name="P1"><text:span text:style-name="T4"><text:tab/><text:tab/></text:span></text:p>
      <text:p text:style-name="P1"><text:span text:style-name="T4"><text:tab/><text:tab/></text:span><text:span text:style-name="T15">return</text:span><text:span text:style-name="T4"> </text:span><text:span text:style-name="T7">reduce</text:span><text:span text:style-name="T4">(res)</text:span></text:p>
      <text:p text:style-name="P1"><text:span text:style-name="T4"><text:tab/></text:span></text:p>
      <text:p text:style-name="P1"><text:span text:style-name="T4"><text:tab/></text:span></text:p>
      <text:p text:style-name="P24">/* <text:span text:style-name="T18">On ajoute toujours la coordonnée d'abscisse la plus petite, et avec une ordonnée étant le max des ordonnées trouvé dans les deux listes précédement.</text:span></text:p>
      <text:p text:style-name="P24"><text:s/></text:p>
      <text:p text:style-name="P25">Et a la fin on doit appeler reduce() qui est une fonction qui enlève les doublons</text:p>
      <text:p text:style-name="P25">pour que la skyline soit bien formé et qui est en O(n)</text:p>
      <text:p text:style-name="P25"/>
      <text:p text:style-name="P25"/>
      <text:p text:style-name="P25">La boucle tant que ne contient que des opérations en temps constant O(1):</text:p>
      <text:p text:style-name="P25">-skyline.get(indice) est en O(1) pour des ArrayList ou un tableau</text:p>
      <text:p text:style-name="P25">-res.add() peut être en temps constant avec un ajout en tête</text:p>
      <text:p text:style-name="P25"/>
      <text:p text:style-name="P25">Et elle fait au plus n + n' iterations, avec n et n' la taille des skyline1 et 2 respectivement. Or si on admet que n ≥ n', on a au maximum 2n itérations .</text:p>
      <text:p text:style-name="P25">Complexité O(n).</text:p>
      <text:p text:style-name="P25"/>
      <text:p text:style-name="P25">Et on a dit que reduce() était un parcours de la liste qui enlève les doublons, O(n) également.</text:p>
      <text:p text:style-name="P25"/>
      <text:p text:style-name="P25">Donc fusion en O(n).*/</text:p>
      <text:p text:style-name="P13"/>
      <text:p text:style-name="P14">Il reste donc le code complet pour l'algorithme :</text:p>
      <text:p text:style-name="P13"/>
      <text:p text:style-name="P2"><text:span text:style-name="T2">d</text:span><text:span text:style-name="T3">ivide(li</text:span><text:span text:style-name="T2">steBatiment</text:span><text:span text:style-name="T3">, g, d</text:span><text:span text:style-name="T2">)</text:span></text:p>
      <text:p text:style-name="P1"><text:span text:style-name="T4"><text:tab/></text:span><text:span text:style-name="T17">si</text:span><text:span text:style-name="T4"> g==</text:span><text:span text:style-name="T6">d</text:span></text:p>
      <text:p text:style-name="P1"><text:span text:style-name="T4"><text:tab/><text:tab/></text:span><text:span text:style-name="T15">return</text:span><text:span text:style-name="T4"> l</text:span><text:span text:style-name="T6">isteBatiment</text:span><text:span text:style-name="T4">.get(g)</text:span></text:p>
      <text:p text:style-name="P1"><text:span text:style-name="T4"><text:tab/></text:span></text:p>
      <text:p text:style-name="P1"><text:span text:style-name="T4"><text:tab/>milieu = (g+d)/2</text:span></text:p>
      <text:p text:style-name="P1"><text:span text:style-name="T4"><text:tab/><text:tab/></text:span></text:p>
      <text:p text:style-name="P1"><text:span text:style-name="T4"><text:tab/>l1 = </text:span><text:span text:style-name="T7">divide</text:span><text:span text:style-name="T4">(lb,g,milieu)</text:span></text:p>
      <text:p text:style-name="P1"><text:span text:style-name="T4"><text:tab/>l2 = </text:span><text:span text:style-name="T7">divide</text:span><text:span text:style-name="T4">(lb,milieu+1,d)</text:span></text:p>
      <text:p text:style-name="P1"><text:soft-page-break/><text:span text:style-name="T4"><text:tab/><text:tab/><text:tab/><text:tab/></text:span></text:p>
      <text:p text:style-name="P1"><text:span text:style-name="T4"><text:tab/></text:span><text:span text:style-name="T15">return</text:span><text:span text:style-name="T4"> </text:span><text:span text:style-name="T7">fusion</text:span><text:span text:style-name="T4">(l1,l2)</text:span></text:p>
      <text:p text:style-name="P1"><text:span text:style-name="T4"><text:tab/></text:span></text:p>
      <text:p text:style-name="P9"/>
      <text:p text:style-name="P15">Le cas d’arrêt quand on a un bâtiment, sinon on divise la liste en deux et on lance deux récursions, puis la fusion.</text:p>
      <text:p text:style-name="P15"/>
      <text:p text:style-name="P15">On a donc une récurrence :</text:p>
      <text:p text:style-name="P15"/>
      <text:p text:style-name="P15">T(n) = 2T(n/2) + O(n) ce qui d'après le master théorème nous donne une complexité de </text:p>
      <text:p text:style-name="P15">O(nlog(n))</text:p>
      <text:p text:style-name="P31"/>
      <text:p text:style-name="P32">Q6 Résumé </text:p>
      <text:p text:style-name="P31"/>
      <text:p text:style-name="P33"><text:span text:style-name="T19">Fusion en O(n) et master théoréme qui nous donne une récursion en O(nlog(n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Consolas" svg:font-family="Consolas" style:font-family-generic="roman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5:40:07.371000000</meta:creation-date>
    <dc:date>2015-10-08T17:17:37.209000000</dc:date>
    <meta:editing-duration>PT1H21M44S</meta:editing-duration>
    <meta:editing-cycles>13</meta:editing-cycles>
    <meta:generator>LibreOffice/4.2.6.3$Windows_x86 LibreOffice_project/3fd416d4c6db7d3204c17ce57a1d70f6e531ee21</meta:generator>
    <meta:document-statistic meta:table-count="0" meta:image-count="0" meta:object-count="0" meta:page-count="5" meta:paragraph-count="189" meta:word-count="1059" meta:character-count="7120" meta:non-whitespace-character-count="5873"/>
  </office:meta>
</office:document-meta>
</file>